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it" fo:country="IT"/>
    </style:style>
    <style:style style:name="P2" style:family="paragraph" style:parent-style-name="Heading_20_2">
      <style:text-properties fo:language="it" fo:country="IT"/>
    </style:style>
    <style:style style:name="P3" style:family="paragraph" style:parent-style-name="Heading_20_3">
      <style:text-properties fo:language="it" fo:country="IT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3">
      <style:text-properties fo:language="it" fo:country="IT"/>
    </style:style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fo:language="it" fo:country="IT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in" fo:margin-bottom="0in" style:contextual-spacing="false"/>
      <style:text-properties fo:language="it" fo:country="IT"/>
    </style:style>
    <style:style style:name="P16" style:family="paragraph" style:parent-style-name="Text_20_body" style:list-style-name="L5">
      <style:text-properties fo:language="it" fo:country="IT"/>
    </style:style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8">
      <style:paragraph-properties fo:margin-top="0in" fo:margin-bottom="0in" style:contextual-spacing="false"/>
      <style:text-properties fo:language="it" fo:country="IT"/>
    </style:style>
    <style:style style:name="P23" style:family="paragraph" style:parent-style-name="Text_20_body" style:list-style-name="L8">
      <style:text-properties fo:language="it" fo:country="IT"/>
    </style:style>
    <style:style style:name="P24" style:family="paragraph" style:parent-style-name="Standard">
      <style:text-properties fo:language="it" fo:country="IT"/>
    </style:style>
    <style:style style:name="T1" style:family="text">
      <style:text-properties fo:language="it" fo:country="I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BELLE HASH - Riassunto</text:h>
      <text:h text:style-name="P2" text:outline-level="2">Concetto Base</text:h>
      <text:p text:style-name="Text_20_body"><text:span text:style-name="T1">Le </text:span><text:span text:style-name="Strong_20_Emphasis"><text:span text:style-name="T1">tabelle hash</text:span></text:span><text:span text:style-name="T1"> permettono l'accesso diretto ai dati tramite una </text:span><text:span text:style-name="Strong_20_Emphasis"><text:span text:style-name="T1">funzione di accesso</text:span></text:span><text:span text:style-name="T1"> che associa ogni elemento a una posizione di memoria basandosi sulla sua chiave.</text:span></text:p>
      <text:h text:style-name="P3" text:outline-level="3">Problema Fondamentale</text:h>
      <text:p text:style-name="P4">Per chiavi alfanumeriche o numeriche con un insieme di valori possibili molto grande, non è pratico creare una funzione biunivoca (1 a 1) tra chiavi e posizioni. Questo porta a due problemi:</text:p>
      <text:list text:style-name="L1">
        <text:list-item>
          <text:p text:style-name="P5"><text:span text:style-name="Strong_20_Emphasis"><text:span text:style-name="T1">Collisioni</text:span></text:span><text:span text:style-name="T1">: chiavi diverse possono mappare alla stessa posizione </text:span></text:p>
        </text:list-item>
        <text:list-item>
          <text:p text:style-name="P6"><text:span text:style-name="T1">Necessità di gestire i </text:span><text:span text:style-name="Strong_20_Emphasis"><text:span text:style-name="T1">sinonimi</text:span></text:span><text:span text:style-name="T1"> (elementi che collidono) </text:span></text:p>
        </text:list-item>
      </text:list>
      <text:h text:style-name="P2" text:outline-level="2">Funzione Hash</text:h>
      <text:p text:style-name="Text_20_body"><text:span text:style-name="T1">È una funzione </text:span><text:span text:style-name="Strong_20_Emphasis"><text:span text:style-name="T1">non biunivoca</text:span></text:span><text:span text:style-name="T1"> che distribuisce uniformemente gli indirizzi calcolati su tutto lo spazio disponibile, minimizzando le collisioni.</text:span></text:p>
      <text:h text:style-name="P3" text:outline-level="3">Metodi Principali (con p posizioni disponibili)</text:h>
      <text:list text:style-name="L2">
        <text:list-item>
          <text:p text:style-name="P7"><text:span text:style-name="Strong_20_Emphasis"><text:span text:style-name="T1">Metodo del quadrato centrale</text:span></text:span><text:span text:style-name="T1">: calcola k², estrae m bit centrali (m = log₂p) </text:span></text:p>
        </text:list-item>
        <text:list-item>
          <text:p text:style-name="P7"><text:span text:style-name="Strong_20_Emphasis"><text:span text:style-name="T1">Metodo dell'avvolgimento</text:span></text:span><text:span text:style-name="T1">: divide k in segmenti di m bit, li somma, prende m bit meno significativi </text:span></text:p>
        </text:list-item>
        <text:list-item>
          <text:p text:style-name="P8"><text:span text:style-name="Strong_20_Emphasis"><text:span text:style-name="T1">Metodo del modulo</text:span></text:span><text:span text:style-name="T1">: usa k % p come indirizzo (migliore se p è primo) </text:span></text:p>
        </text:list-item>
      </text:list>
      <text:h text:style-name="P3" text:outline-level="3">Esempio Pratico per Stringhe</text:h>
      <text:p text:style-name="Preformatted_20_Text"><text:span text:style-name="Source_20_Text"><text:span text:style-name="T1">stringaHash(s) = somma dei codici ASCII % nMax</text:span></text:span></text:p>
      <text:p text:style-name="P9"><text:span text:style-name="Source_20_Text"><text:span text:style-name="T1">moduloHash(k, p) = (k % p) + 1</text:span></text:span></text:p>
      <text:h text:style-name="P2" text:outline-level="2">Gestione delle Collisioni</text:h>
      <text:p text:style-name="Text_20_body"><text:span text:style-name="Strong_20_Emphasis"><text:span text:style-name="T1">Tecnica del chaining</text:span></text:span><text:span text:style-name="T1">: ogni cella della tabella contiene una </text:span><text:span text:style-name="Strong_20_Emphasis"><text:span text:style-name="T1">lista</text:span></text:span><text:span text:style-name="T1"> che collega tutti i sinonimi (catena di overflow).</text:span></text:p>
      <text:h text:style-name="P3" text:outline-level="3">Struttura Implementativa</text:h>
      <text:list text:style-name="L3">
        <text:list-item>
          <text:p text:style-name="P10"><text:span text:style-name="Strong_20_Emphasis"><text:span text:style-name="T1">Vettore di liste</text:span></text:span><text:span text:style-name="T1">: ogni cella è un bucket contenente una lista di elementi </text:span></text:p>
        </text:list-item>
        <text:list-item>
          <text:p text:style-name="P11">Gli elementi con lo stesso hash finiscono nella stessa lista </text:p>
        </text:list-item>
      </text:list>
      <text:h text:style-name="P2" text:outline-level="2">Complessità</text:h>
      <text:list text:style-name="L4">
        <text:list-item>
          <text:p text:style-name="P12"><text:span text:style-name="Strong_20_Emphasis"><text:span text:style-name="T1">Funzione hash</text:span></text:span><text:span text:style-name="T1">: O(1) - costante </text:span></text:p>
        </text:list-item>
        <text:list-item>
          <text:p text:style-name="P12"><text:span text:style-name="Strong_20_Emphasis"><text:span text:style-name="T1">Cerca, Inserimento, Cancellazione</text:span></text:span><text:span text:style-name="T1">: </text:span></text:p>
          <text:list>
            <text:list-item>
              <text:p text:style-name="P13">Caso migliore: O(1) </text:p>
            </text:list-item>
            <text:list-item>
              <text:p text:style-name="P13">Caso peggiore: O(n) </text:p>
            </text:list-item>
            <text:list-item>
              <text:p text:style-name="P14"><text:span text:style-name="Strong_20_Emphasis"><text:span text:style-name="T1">Caso medio</text:span></text:span><text:span text:style-name="T1">: O(1) per fc &lt; 0.9 </text:span></text:p>
            </text:list-item>
          </text:list>
        </text:list-item>
      </text:list>
      <text:h text:style-name="P3" text:outline-level="3"><text:soft-page-break/>Fattore di Caricamento (fc = n/nCelle)</text:h>
      <text:p text:style-name="P4">Numero medio di accessi per ricerca con successo:</text:p>
      <text:list text:style-name="L5">
        <text:list-item>
          <text:p text:style-name="P15">fc = 0.5 → 1.25 accessi </text:p>
        </text:list-item>
        <text:list-item>
          <text:p text:style-name="P15">fc = 0.9 → 1.45 accessi </text:p>
        </text:list-item>
        <text:list-item>
          <text:p text:style-name="P15">fc = 1.5 → 1.75 accessi </text:p>
        </text:list-item>
        <text:list-item>
          <text:p text:style-name="P16">fc = 3.0 → 2.5 accessi </text:p>
        </text:list-item>
      </text:list>
      <text:p text:style-name="Text_20_body"><text:span text:style-name="Strong_20_Emphasis"><text:span text:style-name="T1">Nota</text:span></text:span><text:span text:style-name="T1">: Per fc contenuti (&lt; 0.9), la complessità media rimane costante.</text:span></text:p>
      <text:h text:style-name="P2" text:outline-level="2">Implementazione C++</text:h>
      <text:p text:style-name="Text_20_body"><text:span text:style-name="T1">La classe </text:span><text:span text:style-name="Source_20_Text"><text:span text:style-name="T1">HashTable</text:span></text:span><text:span text:style-name="T1"> richiede:</text:span></text:p>
      <text:list text:style-name="L6">
        <text:list-item>
          <text:p text:style-name="P17"><text:span text:style-name="T1">Una classe astratta </text:span><text:span text:style-name="Source_20_Text"><text:span text:style-name="T1">ChiaveHash&lt;T&gt;</text:span></text:span><text:span text:style-name="T1"> con: </text:span></text:p>
          <text:list>
            <text:list-item>
              <text:p text:style-name="P17"><text:span text:style-name="Source_20_Text"><text:span text:style-name="T1">hash(T)</text:span></text:span><text:span text:style-name="T1">: calcola l'hash </text:span></text:p>
            </text:list-item>
            <text:list-item>
              <text:p text:style-name="P17"><text:span text:style-name="Source_20_Text"><text:span text:style-name="T1">equivalenti(T, T)</text:span></text:span><text:span text:style-name="T1">: confronta elementi </text:span></text:p>
            </text:list-item>
          </text:list>
        </text:list-item>
        <text:list-item>
          <text:p text:style-name="P18"><text:span text:style-name="T1">Un </text:span><text:span text:style-name="Source_20_Text"><text:span text:style-name="T1">vector&lt;list&lt;T&gt;&gt;</text:span></text:span><text:span text:style-name="T1">: vettore di liste per gestire collisioni </text:span></text:p>
        </text:list-item>
      </text:list>
      <text:h text:style-name="P3" text:outline-level="3">Operazioni Principali</text:h>
      <text:list text:style-name="L7">
        <text:list-item>
          <text:p text:style-name="P19"><text:span text:style-name="Strong_20_Emphasis"><text:span text:style-name="T1">ins(a)</text:span></text:span><text:span text:style-name="T1">: inserisce se non presente </text:span></text:p>
        </text:list-item>
        <text:list-item>
          <text:p text:style-name="P19"><text:span text:style-name="Strong_20_Emphasis"><text:span text:style-name="T1">cerca(a)</text:span></text:span><text:span text:style-name="T1">: cerca e restituisce l'elemento </text:span></text:p>
        </text:list-item>
        <text:list-item>
          <text:p text:style-name="P19"><text:span text:style-name="Strong_20_Emphasis"><text:span text:style-name="T1">canc(a)</text:span></text:span><text:span text:style-name="T1">: rimuove l'elemento </text:span></text:p>
        </text:list-item>
        <text:list-item>
          <text:p text:style-name="P20"><text:span text:style-name="Strong_20_Emphasis"><text:span text:style-name="T1">svuota()</text:span></text:span><text:span text:style-name="T1">: cancella tutti gli elementi </text:span></text:p>
        </text:list-item>
      </text:list>
      <text:h text:style-name="P2" text:outline-level="2">STL: unordered_map</text:h>
      <text:p text:style-name="Text_20_body"><text:span text:style-name="T1">In C++ STL, le tabelle hash sono implementate come </text:span><text:span text:style-name="Strong_20_Emphasis"><text:span text:style-name="T1">unordered_map&lt;chiave, valore&gt;</text:span></text:span><text:span text:style-name="T1">:</text:span></text:p>
      <text:list text:style-name="L8">
        <text:list-item>
          <text:p text:style-name="P21"><text:span text:style-name="T1">Accesso diretto tramite </text:span><text:span text:style-name="Source_20_Text"><text:span text:style-name="T1">operator[]</text:span></text:span><text:span text:style-name="T1"> </text:span></text:p>
        </text:list-item>
        <text:list-item>
          <text:p text:style-name="P22">Elementi organizzati in bucket per hash </text:p>
        </text:list-item>
        <text:list-item>
          <text:p text:style-name="P21"><text:span text:style-name="T1">Più veloci di </text:span><text:span text:style-name="Source_20_Text"><text:span text:style-name="T1">map</text:span></text:span><text:span text:style-name="T1"> per accesso singolo </text:span></text:p>
        </text:list-item>
        <text:list-item>
          <text:p text:style-name="P23">Complessità media costante O(1) </text:p>
        </text:list-item>
      </text:list>
      <text:p text:style-name="Preformatted_20_Text"><text:span text:style-name="Source_20_Text"><text:span text:style-name="T1">unordered_map&lt;string, string&gt; mymap;</text:span></text:span></text:p>
      <text:p text:style-name="P9"><text:span text:style-name="Source_20_Text"><text:span text:style-name="T1">mymap["chiave"] = "valore"; <text:s/>// inserimento/accesso</text:span></text:span></text:p>
      <text:p text:style-name="Text_20_body"><text:span text:style-name="Strong_20_Emphasis"><text:span text:style-name="T1">Attenzione</text:span></text:span><text:span text:style-name="T1">: Accedere a una chiave non esistente con </text:span><text:span text:style-name="Source_20_Text"><text:span text:style-name="T1">[]</text:span></text:span><text:span text:style-name="T1"> la crea automaticamente!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5:11:02.884786000</meta:creation-date>
    <dc:date>2025-12-06T21:55:37.432434200</dc:date>
    <meta:editing-duration>PT6M16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54" meta:word-count="421" meta:character-count="2597" meta:non-whitespace-character-count="2233"/>
  </office:meta>
</office:document-meta>
</file>